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1">
      <style:graphic-properties draw:textarea-horizontal-align="justify" draw:textarea-vertical-align="top" draw:auto-grow-height="false" fo:min-height="7.37cm" fo:min-width="7.755cm"/>
      <style:paragraph-properties style:writing-mode="lr-tb"/>
    </style:style>
    <style:style style:name="gr3" style:family="graphic" style:parent-style-name="standard" style:list-style-name="L1">
      <style:graphic-properties draw:textarea-horizontal-align="justify" draw:textarea-vertical-align="top" draw:auto-grow-height="false" fo:min-height="7.37cm" fo:min-width="7.755cm"/>
      <style:paragraph-properties style:writing-mode="lr-tb"/>
    </style:style>
    <style:style style:name="gr4" style:family="graphic" style:parent-style-name="standard" style:list-style-name="L1">
      <style:graphic-properties draw:textarea-horizontal-align="justify" draw:textarea-vertical-align="top" draw:auto-grow-height="false" fo:min-height="7.37cm" fo:min-width="7.755cm"/>
      <style:paragraph-properties style:writing-mode="lr-tb"/>
    </style:style>
    <style:style style:name="gr5" style:family="graphic" style:parent-style-name="standard" style:list-style-name="L1">
      <style:graphic-properties draw:textarea-horizontal-align="justify" draw:textarea-vertical-align="top" draw:auto-grow-height="false" fo:min-height="8.005cm" fo:min-width="7.12cm"/>
      <style:paragraph-properties style:writing-mode="lr-tb"/>
    </style:style>
    <style:style style:name="gr6" style:family="graphic" style:parent-style-name="standard" style:list-style-name="L1">
      <style:graphic-properties draw:textarea-horizontal-align="justify" draw:textarea-vertical-align="top" draw:auto-grow-height="false" fo:min-height="4.83cm" fo:min-width="7.755cm"/>
      <style:paragraph-properties style:writing-mode="lr-tb"/>
    </style:style>
    <style:style style:name="gr7" style:family="graphic" style:parent-style-name="standard" style:list-style-name="L1">
      <style:graphic-properties draw:textarea-horizontal-align="justify" draw:textarea-vertical-align="top" draw:auto-grow-height="false" fo:min-height="5.465cm" fo:min-width="7.755cm"/>
      <style:paragraph-properties style:writing-mode="lr-tb"/>
    </style:style>
    <style:style style:name="gr8" style:family="graphic" style:parent-style-name="objectwithoutfill">
      <style:graphic-properties draw:marker-end="Arrowheads_20_1" draw:marker-end-width="0.3cm" draw:fill="none" draw:textarea-vertical-align="middle"/>
    </style:style>
    <style:style style:name="gr9" style:family="graphic" style:parent-style-name="objectwithoutfill">
      <style:graphic-properties draw:marker-end="Arrowheads_20_2" draw:marker-end-width="0.3cm" draw:fill="none" draw:textarea-vertical-align="middle"/>
    </style:style>
    <style:style style:name="gr10" style:family="graphic" style:parent-style-name="objectwithoutfill">
      <style:graphic-properties draw:marker-end="Arrowheads_20_3" draw:marker-end-width="0.3cm" draw:fill="none" draw:textarea-vertical-align="middle"/>
    </style:style>
    <style:style style:name="gr11" style:family="graphic" style:parent-style-name="standard" style:list-style-name="L1">
      <style:graphic-properties draw:textarea-horizontal-align="justify" draw:textarea-vertical-align="top" draw:auto-grow-height="false" fo:min-height="6.735cm" fo:min-width="7.755cm"/>
      <style:paragraph-properties style:writing-mode="lr-tb"/>
    </style:style>
    <style:style style:name="gr12" style:family="graphic" style:parent-style-name="objectwithoutfill">
      <style:graphic-properties draw:marker-end="Arrowheads_20_4" draw:marker-end-width="0.3cm" draw:fill="none" draw:textarea-vertical-align="middle"/>
    </style:style>
    <style:style style:name="gr13" style:family="graphic" style:parent-style-name="objectwithoutfill">
      <style:graphic-properties draw:marker-end="Arrowheads_20_5" draw:marker-end-width="0.3cm" draw:fill="none" draw:textarea-vertical-align="middle"/>
    </style:style>
    <style:style style:name="gr14" style:family="graphic" style:parent-style-name="standard" style:list-style-name="L1">
      <style:graphic-properties draw:textarea-horizontal-align="justify" draw:textarea-vertical-align="top" draw:auto-grow-height="false" fo:min-height="2.29cm" fo:min-width="7.755cm"/>
      <style:paragraph-properties style:writing-mode="lr-tb"/>
    </style:style>
    <style:style style:name="gr15" style:family="graphic" style:parent-style-name="objectwithoutfill">
      <style:graphic-properties draw:marker-end="Arrowheads_20_6" draw:marker-end-width="0.3cm" draw:fill="none" draw:textarea-vertical-align="middle"/>
    </style:style>
    <style:style style:name="gr16" style:family="graphic" style:parent-style-name="standard" style:list-style-name="L1">
      <style:graphic-properties draw:textarea-horizontal-align="justify" draw:textarea-vertical-align="top" draw:auto-grow-height="false" fo:min-height="6.735cm" fo:min-width="7.755cm"/>
      <style:paragraph-properties style:writing-mode="lr-tb"/>
    </style:style>
    <style:style style:name="gr17" style:family="graphic" style:parent-style-name="standard" style:list-style-name="L1">
      <style:graphic-properties draw:textarea-horizontal-align="justify" draw:textarea-vertical-align="top" draw:auto-grow-height="false" fo:min-height="8.005cm" fo:min-width="7.755cm"/>
      <style:paragraph-properties style:writing-mode="lr-tb"/>
    </style:style>
    <style:style style:name="gr18" style:family="graphic" style:parent-style-name="standard" style:list-style-name="L1">
      <style:graphic-properties draw:textarea-horizontal-align="justify" draw:textarea-vertical-align="top" draw:auto-grow-height="false" fo:min-height="8.005cm" fo:min-width="7.755cm"/>
      <style:paragraph-properties style:writing-mode="lr-tb"/>
    </style:style>
    <style:style style:name="pr1" style:family="presentation" style:parent-style-name="Blue_5f_Curve-title">
      <style:graphic-properties draw:fill-color="#729fcf" draw:auto-grow-height="true" fo:min-height="3cm"/>
      <style:paragraph-properties style:writing-mode="lr-tb"/>
    </style:style>
    <style:style style:name="pr2" style:family="presentation" style:parent-style-name="Blue_5f_Curve-title">
      <style:graphic-properties draw:auto-grow-height="true" fo:min-height="3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Blue_5f_Curve1-title">
      <style:graphic-properties draw:auto-grow-height="true" fo:min-height="1.328cm"/>
      <style:paragraph-properties style:writing-mode="lr-tb"/>
    </style:style>
    <style:style style:name="pr5" style:family="presentation" style:parent-style-name="Blue_5f_Curve1-outline1">
      <style:graphic-properties fo:min-height="5.576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r7" style:family="presentation" style:parent-style-name="Blue_5f_Curve1-outline1">
      <style:graphic-properties fo:min-height="5.576cm" draw:shadow="visible"/>
      <style:paragraph-properties style:writing-mode="lr-tb"/>
    </style:style>
    <style:style style:name="pr8" style:family="presentation" style:parent-style-name="Blue_5f_Curve1-outline1">
      <style:graphic-properties draw:textarea-vertical-align="middle" fo:min-height="5.576cm"/>
      <style:paragraph-properties style:writing-mode="lr-tb"/>
    </style:style>
    <style:style style:name="P1" style:family="paragraph">
      <style:paragraph-properties style:writing-mode="lr-tb"/>
    </style:style>
    <style:style style:name="P2" style:family="paragraph">
      <loext:graphic-properties draw:fill-color="#729fcf"/>
      <style:paragraph-properties style:writing-mode="lr-tb"/>
    </style:style>
    <style:style style:name="P3" style:family="paragraph">
      <style:paragraph-properties fo:text-align="start" style:writing-mode="lr-tb"/>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1.016cm" fo:margin-right="0.762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9" style:family="paragraph">
      <loext:graphic-properties draw:fill="none"/>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style>
    <style:style style:name="T1" style:family="text">
      <style:text-properties fo:font-size="40pt" style:font-size-asian="40pt" style:font-size-complex="40pt"/>
    </style:style>
    <style:style style:name="T2" style:family="text">
      <style:text-properties fo:font-variant="normal" fo:text-transform="none" fo:color="#dd4100"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3" style:family="text">
      <style:text-properties fo:font-size="28pt" style:font-size-asian="28pt" style:font-size-complex="28pt"/>
    </style:style>
    <style:style style:name="T4" style:family="text">
      <style:text-properties fo:color="#ffffff" loext:opacity="100%" fo:font-size="26pt" style:letter-kerning="true" style:font-size-asian="26pt" style:font-size-complex="26pt"/>
    </style:style>
    <style:style style:name="T5" style:family="text">
      <style:text-properties fo:color="#ffffff" loext:opacity="100%" fo:font-size="18pt" style:letter-kerning="true" style:font-size-asian="18pt" style:font-size-complex="18pt"/>
    </style:style>
    <style:style style:name="T6" style:family="text">
      <style:text-properties fo:color="#ffffff" loext:opacity="100%" fo:font-size="18pt" fo:font-weight="bold" style:letter-kerning="true" style:font-size-asian="18pt" style:font-weight-asian="bold" style:font-size-complex="18pt" style:font-weight-complex="bold"/>
    </style:style>
    <style:style style:name="T7" style:family="text">
      <style:text-properties fo:color="#ffffff" loext:opacity="100%" fo:font-size="13pt" style:letter-kerning="true" style:font-size-asian="13pt" style:font-size-complex="13pt"/>
    </style:style>
    <style:style style:name="T8" style:family="text">
      <style:text-properties fo:color="#ffffff" loext:opacity="100%" fo:font-size="15pt" style:letter-kerning="true" style:font-size-asian="15pt" style:font-size-complex="15pt"/>
    </style:style>
    <style:style style:name="T9" style:family="text">
      <style:text-properties fo:color="#ffffff" loext:opacity="100%" fo:font-size="10pt" fo:font-weight="bold" style:letter-kerning="true" style:font-size-asian="10pt" style:font-weight-asian="bold" style:font-size-complex="10pt" style:font-weight-complex="bold"/>
    </style:style>
    <style:style style:name="T10" style:family="text">
      <style:text-properties fo:color="#ffffff" loext:opacity="100%" fo:font-size="10pt" style:letter-kerning="true" style:font-size-asian="10pt" style:font-size-complex="10pt"/>
    </style:style>
    <style:style style:name="T11" style:family="text">
      <style:text-properties fo:color="#ffffff" loext:opacity="100%" fo:font-size="11pt" style:letter-kerning="true" style:font-size-asian="11pt" style:font-size-complex="11pt"/>
    </style:style>
    <style:style style:name="T12" style:family="text">
      <style:text-properties fo:color="#ffffff" loext:opacity="100%" fo:font-size="10pt" fo:font-weight="normal" style:letter-kerning="true" style:font-size-asian="10pt" style:font-weight-asian="normal" style:font-size-complex="10pt" style:font-weight-complex="normal"/>
    </style:style>
    <style:style style:name="T13" style:family="text">
      <style:text-properties fo:color="#ffffff" loext:opacity="100%" fo:font-size="11pt" fo:font-weight="normal" style:letter-kerning="true" style:font-size-asian="11pt" style:font-weight-asian="normal" style:font-size-complex="11pt" style:font-weight-complex="normal"/>
    </style:style>
    <style:style style:name="T14" style:family="text">
      <style:text-properties fo:color="#ffffff" loext:opacity="100%" fo:font-size="13pt" fo:font-weight="bold" style:letter-kerning="true" style:font-size-asian="13pt" style:font-weight-asian="bold" style:font-size-complex="13pt" style:font-weight-complex="bold"/>
    </style:style>
    <style:style style:name="T15" style:family="text">
      <style:text-properties fo:color="#ffffff" loext:opacity="100%" fo:font-size="15pt" fo:font-weight="bold" style:letter-kerning="true" style:font-size-asian="15pt" style:font-weight-asian="bold" style:font-size-complex="15pt" style:font-weight-complex="bold"/>
    </style:style>
    <style:style style:name="T1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2" draw:layer="layout" svg:width="25cm" svg:height="3cm" svg:x="1.035cm" svg:y="4.62cm" presentation:class="title" presentation:user-transformed="true">
          <draw:text-box>
            <text:p text:style-name="P1"><text:span text:style-name="T1">Plan B</text:span></text:p>
          </draw:text-box>
        </draw:frame>
        <draw:frame presentation:style-name="pr2" draw:text-style-name="P1" draw:layer="layout" svg:width="25cm" svg:height="3.503cm" svg:x="0cm" svg:y="8.562cm" presentation:class="title" presentation:user-transformed="true">
          <draw:text-box>
            <text:p text:style-name="P3"><text:span text:style-name="T2"><text:line-break/></text:span><text:span text:style-name="T3">React based application</text:span><text:span text:style-name="T3"><text:line-break/></text:span><text:span text:style-name="T3">Softuni React project 2023</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Basic Idea</text:p>
          </draw:text-box>
        </draw:frame>
        <draw:frame presentation:style-name="pr5" draw:text-style-name="P1" draw:layer="layout" svg:width="26cm" svg:height="10cm" svg:x="1cm" svg:y="3cm" presentation:class="outline" presentation:user-transformed="true">
          <draw:text-box>
            <text:list text:style-name="L2">
              <text:list-header>
                <text:p/>
              </text:list-header>
              <text:list-item>
                <text:p>Workflow/ticketing single page application that is aimed to help employees in financial sector to handle their back-office tasks. </text:p>
                <text:p/>
              </text:list-item>
              <text:list-item>
                <text:p>For example - check-out fulfillment of conditions after loan disbursement, loan prepayments, preparation of loan anexes – etc.</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Application explanation</text:p>
          </draw:text-box>
        </draw:frame>
        <draw:frame presentation:style-name="pr7" draw:text-style-name="P1" draw:layer="layout" svg:width="26cm" svg:height="10cm" svg:x="1cm" svg:y="3cm" presentation:class="outline" presentation:user-transformed="true">
          <draw:text-box>
            <text:list text:style-name="L2">
              <text:list-header>
                <text:p/>
                <text:p text:style-name="P5">Three major types of users:</text:p>
                <text:p text:style-name="P5"/>
                <text:p/>
                <text:p/>
                <text:p/>
              </text:list-header>
            </text:list>
          </draw:text-box>
        </draw:frame>
        <draw:custom-shape draw:style-name="gr2" draw:text-style-name="P6" draw:layer="layout" svg:width="8.255cm" svg:height="7.62cm" svg:x="0.635cm" svg:y="5.715cm">
          <text:p text:style-name="P6"><text:span text:style-name="T4">User</text:span></text:p>
          <text:p text:style-name="P7"><text:span text:style-name="T5"/></text:p>
          <text:p text:style-name="P8"><text:span text:style-name="T6">Creates</text:span><text:span text:style-name="T5">, </text:span><text:span text:style-name="T6">edits</text:span><text:span text:style-name="T5"> </text:span><text:span text:style-name="T5">and C</text:span><text:span text:style-name="T6">hanges </text:span></text:p>
          <text:p text:style-name="P8"><text:span text:style-name="T6">Statuses</text:span><text:span text:style-name="T5"> of </text:span><text:span text:style-name="T6">requests</text:span><text:span text:style-name="T5"> based</text:span></text:p>
          <text:p text:style-name="P8"><text:span text:style-name="T5">on his predefined </text:span><text:span text:style-name="T5">role and</text:span></text:p>
          <text:p text:style-name="P8"><text:span text:style-name="T5">on the workflow </text:span><text:span text:style-name="T5">rules for the</text:span></text:p>
          <text:p text:style-name="P8"><text:span text:style-name="T5">specific request. </text:span></text:p>
          <draw:enhanced-geometry svg:viewBox="0 0 21600 21600" draw:type="rectangle" draw:enhanced-path="M 0 0 L 21600 0 21600 21600 0 21600 0 0 Z N"/>
        </draw:custom-shape>
        <draw:custom-shape draw:style-name="gr3" draw:text-style-name="P6" draw:layer="layout" svg:width="8.255cm" svg:height="7.62cm" svg:x="9.525cm" svg:y="5.715cm">
          <text:p text:style-name="P6"><text:span text:style-name="T4">Administrator</text:span></text:p>
          <text:p text:style-name="P7"><text:span text:style-name="T6"/></text:p>
          <text:p text:style-name="P7"><text:span text:style-name="T6">Creates and edits</text:span><text:span text:style-name="T5"> users. </text:span></text:p>
          <text:p text:style-name="P7"><text:span text:style-name="T5">Assign them role, branch </text:span></text:p>
          <text:p text:style-name="P7"><text:span text:style-name="T5">and status.</text:span></text:p>
          <text:p text:style-name="P7"><text:span text:style-name="T5">The user handles passwords</text:span></text:p>
          <text:p text:style-name="P7"><text:span text:style-name="T5">by him/herself but is not </text:span></text:p>
          <text:p text:style-name="P7"><text:span text:style-name="T5">able to register before </text:span></text:p>
          <text:p text:style-name="P7"><text:span text:style-name="T5">the admin has created him</text:span></text:p>
          <text:p text:style-name="P7"><text:span text:style-name="T5">in the application database</text:span></text:p>
          <draw:enhanced-geometry svg:viewBox="0 0 21600 21600" draw:type="rectangle" draw:enhanced-path="M 0 0 L 21600 0 21600 21600 0 21600 0 0 Z N"/>
        </draw:custom-shape>
        <draw:custom-shape draw:style-name="gr4" draw:text-style-name="P6" draw:layer="layout" svg:width="8.255cm" svg:height="7.62cm" svg:x="18.415cm" svg:y="5.715cm">
          <text:p text:style-name="P6"><text:span text:style-name="T4">Workflow</text:span></text:p>
          <text:p text:style-name="P7"><text:span text:style-name="T6"/></text:p>
          <text:p text:style-name="P7"><text:span text:style-name="T5">Creates and edits Roles, </text:span></text:p>
          <text:p text:style-name="P7"><text:span text:style-name="T5">Statuses and Workflows </text:span></text:p>
          <text:p text:style-name="P7"><text:span text:style-name="T5">that are used in order</text:span></text:p>
          <text:p text:style-name="P7"><text:span text:style-name="T5">to process </text:span></text:p>
          <text:p text:style-name="P7"><text:span text:style-name="T5">specific requests</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Application Architecture</text:p>
          </draw:text-box>
        </draw:frame>
        <draw:frame presentation:style-name="pr7" draw:text-style-name="P1" draw:layer="layout" svg:width="26cm" svg:height="10cm" svg:x="1cm" svg:y="3cm" presentation:class="outline" presentation:user-transformed="true">
          <draw:text-box>
            <text:list text:style-name="L2">
              <text:list-header>
                <text:p/>
                <text:p text:style-name="P5"/>
                <text:p text:style-name="P5"/>
                <text:p/>
                <text:p/>
                <text:p/>
              </text:list-header>
            </text:list>
          </draw:text-box>
        </draw:frame>
        <draw:custom-shape draw:style-name="gr5" draw:text-style-name="P6" draw:layer="layout" svg:width="7.62cm" svg:height="8.255cm" svg:x="0.635cm" svg:y="2.54cm">
          <text:p text:style-name="P6"><text:span text:style-name="T7">Services</text:span><text:span text:style-name="T8">:</text:span></text:p>
          <text:p text:style-name="P7"><text:span text:style-name="T9">1.</text:span><text:span text:style-name="T10"> A</text:span><text:span text:style-name="T9">uth Service Factory</text:span><text:span text:style-name="T10"> – handles </text:span></text:p>
          <text:p text:style-name="P7"><text:span text:style-name="T10">login, logout, Register and Change password </text:span></text:p>
          <text:p text:style-name="P7"><text:span text:style-name="T10">communication with the server</text:span></text:p>
          <text:p text:style-name="P7"><text:span text:style-name="T11"/></text:p>
          <text:p text:style-name="P7"><text:span text:style-name="T9">2. Dashboard Service Factory</text:span><text:span text:style-name="T10"> – handles</text:span></text:p>
          <text:p text:style-name="P7"><text:span text:style-name="T10">communication with the server </text:span></text:p>
          <text:p text:style-name="P7"><text:span text:style-name="T10">regarding requests from “Normal Users” </text:span></text:p>
          <text:p text:style-name="P7"><text:span text:style-name="T11"/></text:p>
          <text:p text:style-name="P7"><text:span text:style-name="T9">3. Admin service Factory</text:span><text:span text:style-name="T10">– handles </text:span></text:p>
          <text:p text:style-name="P7"><text:span text:style-name="T10">Communication with the server regarding </text:span></text:p>
          <text:p text:style-name="P7"><text:span text:style-name="T10">Creation, edition and getting of </text:span></text:p>
          <text:p text:style-name="P7"><text:span text:style-name="T10">users (excluding Authentication)</text:span></text:p>
          <text:p text:style-name="P7"><text:span text:style-name="T11"/></text:p>
          <text:p text:style-name="P7"><text:span text:style-name="T9">4. Workflow service factory – </text:span><text:span text:style-name="T12">handles </text:span></text:p>
          <text:p text:style-name="P7"><text:span text:style-name="T12">Communication with the server regarding</text:span></text:p>
          <text:p text:style-name="P7"><text:span text:style-name="T12">Getting, creating, editing workflows, roles, </text:span></text:p>
          <text:p text:style-name="P7"><text:span text:style-name="T12">Statuses and Subjects</text:span></text:p>
          <text:p text:style-name="P6"><text:span text:style-name="T5"/></text:p>
          <draw:enhanced-geometry svg:viewBox="0 0 21600 21600" draw:type="rectangle" draw:enhanced-path="M 0 0 L 21600 0 21600 21600 0 21600 0 0 Z N"/>
        </draw:custom-shape>
        <draw:custom-shape draw:style-name="gr6" draw:text-style-name="P6" draw:layer="layout" svg:width="8.255cm" svg:height="5.08cm" svg:x="8.89cm" svg:y="2.54cm">
          <text:p text:style-name="P6"><text:span text:style-name="T7">Components</text:span><text:span text:style-name="T8">:</text:span></text:p>
          <text:p text:style-name="P7"><text:span text:style-name="T9">1.</text:span><text:span text:style-name="T10"> Generally Responsible to render HTML and</text:span></text:p>
          <text:p text:style-name="P7"><text:span text:style-name="T10">CSS</text:span></text:p>
          <text:p text:style-name="P7"><text:span text:style-name="T11"/></text:p>
          <text:p text:style-name="P7"><text:span text:style-name="T9">2. </text:span><text:span text:style-name="T12">In the cases where the state is </text:span></text:p>
          <text:p text:style-name="P7"><text:span text:style-name="T12">Simple - it is kept directly in the component </text:span></text:p>
          <text:p text:style-name="P7"><text:span text:style-name="T12">itself</text:span></text:p>
          <text:p text:style-name="P7"><text:span text:style-name="T11"/></text:p>
          <text:p text:style-name="P7"><text:span text:style-name="T9">3. </text:span><text:span text:style-name="T12">In some cases where the state handling </text:span></text:p>
          <text:p text:style-name="P7"><text:span text:style-name="T12">requires specific logic and/or outside libraries-</text:span></text:p>
          <text:p text:style-name="P7"><text:span text:style-name="T12">It is done by using hooks</text:span><text:span text:style-name="T13"> </text:span></text:p>
          <text:p text:style-name="P7"><text:span text:style-name="T11"/></text:p>
          <draw:enhanced-geometry svg:viewBox="0 0 21600 21600" draw:type="rectangle" draw:enhanced-path="M 0 0 L 21600 0 21600 21600 0 21600 0 0 Z N"/>
        </draw:custom-shape>
        <draw:custom-shape draw:style-name="gr7" draw:text-style-name="P6" draw:layer="layout" svg:width="8.255cm" svg:height="5.715cm" svg:x="8.89cm" svg:y="8.255cm">
          <text:p text:style-name="P6"><text:span text:style-name="T7">Hooks</text:span><text:span text:style-name="T8">:</text:span></text:p>
          <text:p text:style-name="P7"><text:span text:style-name="T9">1.</text:span><text:span text:style-name="T10"> </text:span><text:span text:style-name="T9">useUser</text:span><text:span text:style-name="T10"> – keeps the state of the current user </text:span></text:p>
          <text:p text:style-name="P7"><text:span text:style-name="T10">and handles the user data in localStorage</text:span></text:p>
          <text:p text:style-name="P7"><text:span text:style-name="T10"/></text:p>
          <text:p text:style-name="P7"><text:span text:style-name="T9">2. useForm – </text:span><text:span text:style-name="T12">handles state of the form data</text:span></text:p>
          <text:p text:style-name="P7"><text:span text:style-name="T12"/></text:p>
          <text:p text:style-name="P7"><text:span text:style-name="T9">3. useErrors – </text:span><text:span text:style-name="T12">handles state for errors</text:span></text:p>
          <text:p text:style-name="P7"><text:span text:style-name="T12"/></text:p>
          <text:p text:style-name="P7"><text:span text:style-name="T9">4. useDashboard</text:span><text:span text:style-name="T13"> </text:span><text:span text:style-name="T12">– handles the state</text:span><text:span text:style-name="T13"> </text:span><text:span text:style-name="T12">of the </text:span></text:p>
          <text:p text:style-name="P7"><text:span text:style-name="T12">dashboard list – list displayed in the “Table” </text:span></text:p>
          <text:p text:style-name="P7"><text:span text:style-name="T12">Component</text:span></text:p>
          <text:p text:style-name="P7"><text:span text:style-name="T9">5.</text:span><text:span text:style-name="T12"> <text:s/></text:span><text:span text:style-name="T9">useService – </text:span><text:span text:style-name="T12">attaches access Token to the </text:span></text:p>
          <text:p text:style-name="P7"><text:span text:style-name="T12">respective <text:s/>service</text:span></text:p>
          <text:p text:style-name="P7"><text:span text:style-name="T11"/></text:p>
          <draw:enhanced-geometry svg:viewBox="0 0 21600 21600" draw:type="rectangle" draw:enhanced-path="M 0 0 L 21600 0 21600 21600 0 21600 0 0 Z N"/>
        </draw:custom-shape>
        <draw:line draw:style-name="gr8" draw:text-style-name="P9" draw:layer="layout" svg:x1="8.89cm" svg:y1="6.35cm" svg:x2="8.255cm" svg:y2="6.35cm">
          <text:p/>
        </draw:line>
        <draw:line draw:style-name="gr9" draw:text-style-name="P9" draw:layer="layout" svg:x1="12.7cm" svg:y1="7.62cm" svg:x2="12.7cm" svg:y2="8.255cm">
          <text:p/>
        </draw:line>
        <draw:line draw:style-name="gr10" draw:text-style-name="P9" draw:layer="layout" svg:x1="8.89cm" svg:y1="10.16cm" svg:x2="8.255cm" svg:y2="10.16cm">
          <text:p/>
        </draw:line>
        <draw:custom-shape draw:style-name="gr11" draw:text-style-name="P6" draw:layer="layout" svg:width="8.255cm" svg:height="6.985cm" svg:x="18.415cm" svg:y="2.54cm">
          <text:p text:style-name="P6"><text:span text:style-name="T7">Utils</text:span><text:span text:style-name="T8">:</text:span></text:p>
          <text:p text:style-name="P7"><text:span text:style-name="T10">Utility functions that are responsible to handle:</text:span><text:span text:style-name="T10"><text:line-break/></text:span><text:span text:style-name="T10"><text:line-break/></text:span><text:span text:style-name="T10">1. Data in the forms – checks for correct data and</text:span></text:p>
          <text:p text:style-name="P7"><text:span text:style-name="T10">and correct the data where applicable</text:span></text:p>
          <text:p text:style-name="P7"><text:span text:style-name="T10"/></text:p>
          <text:p text:style-name="P7"><text:span text:style-name="T10">2. Format date/time</text:span></text:p>
          <text:p text:style-name="P7"><text:span text:style-name="T10"/></text:p>
          <text:p text:style-name="P7"><text:span text:style-name="T10">3. Local storage – store the user information</text:span></text:p>
          <text:p text:style-name="P7"><text:span text:style-name="T10"/></text:p>
          <text:p text:style-name="P7"><text:span text:style-name="T12">4. Handle strings</text:span></text:p>
          <text:p text:style-name="P7"><text:span text:style-name="T12"/></text:p>
          <text:p text:style-name="P7"><text:span text:style-name="T12">5. Transfer data to excel file</text:span></text:p>
          <text:p text:style-name="P7"><text:span text:style-name="T11"/></text:p>
          <draw:enhanced-geometry svg:viewBox="0 0 21600 21600" draw:type="rectangle" draw:enhanced-path="M 0 0 L 21600 0 21600 21600 0 21600 0 0 Z N"/>
        </draw:custom-shape>
        <draw:line draw:style-name="gr12" draw:text-style-name="P9" draw:layer="layout" svg:x1="17.145cm" svg:y1="8.89cm" svg:x2="18.415cm" svg:y2="8.89cm">
          <text:p/>
        </draw:line>
        <draw:line draw:style-name="gr13" draw:text-style-name="P9" draw:layer="layout" svg:x1="17.145cm" svg:y1="5.08cm" svg:x2="18.415cm" svg:y2="5.08cm">
          <text:p/>
        </draw:line>
        <draw:custom-shape draw:style-name="gr14" draw:text-style-name="P6" draw:layer="layout" svg:width="8.255cm" svg:height="2.54cm" svg:x="18.415cm" svg:y="10.795cm">
          <text:p text:style-name="P6"><text:span text:style-name="T7">Table Structures</text:span><text:span text:style-name="T8">:</text:span></text:p>
          <text:p text:style-name="P7"><text:span text:style-name="T12">Keeps the table structures that are </text:span></text:p>
          <text:p text:style-name="P7"><text:span text:style-name="T12">used by react-tables via the useDashboard</text:span></text:p>
          <text:p text:style-name="P7"><text:span text:style-name="T12">hook</text:span></text:p>
          <text:p text:style-name="P7"><text:span text:style-name="T11"/></text:p>
          <draw:enhanced-geometry svg:viewBox="0 0 21600 21600" draw:type="rectangle" draw:enhanced-path="M 0 0 L 21600 0 21600 21600 0 21600 0 0 Z N"/>
        </draw:custom-shape>
        <draw:line draw:style-name="gr15" draw:text-style-name="P9" draw:layer="layout" svg:x1="17.145cm" svg:y1="12.065cm" svg:x2="18.415cm" svg:y2="12.065cm">
          <text:p/>
        </draw:line>
        <draw:custom-shape draw:style-name="gr16" draw:text-style-name="P6" draw:layer="layout" svg:width="8.255cm" svg:height="6.985cm" svg:x="18.415cm" svg:y="2.54cm">
          <text:p text:style-name="P6"><text:span text:style-name="T7">Utils</text:span><text:span text:style-name="T8">:</text:span></text:p>
          <text:p text:style-name="P7"><text:span text:style-name="T10">Utility functions that are responsible to handle:</text:span><text:span text:style-name="T10"><text:line-break/></text:span><text:span text:style-name="T10"><text:line-break/></text:span><text:span text:style-name="T10">1. Data in the forms – checks for correct data and</text:span></text:p>
          <text:p text:style-name="P7"><text:span text:style-name="T10">and correct the data where applicable</text:span></text:p>
          <text:p text:style-name="P7"><text:span text:style-name="T10"/></text:p>
          <text:p text:style-name="P7"><text:span text:style-name="T10">2. Format date/time</text:span></text:p>
          <text:p text:style-name="P7"><text:span text:style-name="T10"/></text:p>
          <text:p text:style-name="P7"><text:span text:style-name="T10">3. Local storage – store the user information</text:span></text:p>
          <text:p text:style-name="P7"><text:span text:style-name="T10"/></text:p>
          <text:p text:style-name="P7"><text:span text:style-name="T12">4. Handle strings</text:span></text:p>
          <text:p text:style-name="P7"><text:span text:style-name="T12"/></text:p>
          <text:p text:style-name="P7"><text:span text:style-name="T12">5. Transfer data to excel file</text:span></text:p>
          <text:p text:style-name="P7"><text:span text:style-name="T11"/></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Contexts</text:p>
          </draw:text-box>
        </draw:frame>
        <draw:frame presentation:style-name="pr7" draw:text-style-name="P1" draw:layer="layout" svg:width="26cm" svg:height="10cm" svg:x="1cm" svg:y="3cm" presentation:class="outline" presentation:user-transformed="true">
          <draw:text-box>
            <text:list text:style-name="L2">
              <text:list-header>
                <text:p/>
                <text:p text:style-name="P5"/>
                <text:p text:style-name="P5"/>
                <text:p/>
                <text:p/>
                <text:p/>
              </text:list-header>
            </text:list>
          </draw:text-box>
        </draw:frame>
        <draw:custom-shape draw:style-name="gr17" draw:text-style-name="P6" draw:layer="layout" svg:width="8.255cm" svg:height="8.255cm" svg:x="3.81cm" svg:y="4.745cm">
          <text:p text:style-name="P6"><text:span text:style-name="T14">Global Context</text:span><text:span text:style-name="T15">:</text:span></text:p>
          <text:p text:style-name="P6"><text:span text:style-name="T8"/></text:p>
          <text:p text:style-name="P7"><text:span text:style-name="T9">1. Keeps data regarding the user state</text:span></text:p>
          <text:p text:style-name="P7"><text:span text:style-name="T9"/></text:p>
          <text:p text:style-name="P7"><text:span text:style-name="T9">2. Keeps the functions that the application</text:span></text:p>
          <text:p text:style-name="P7"><text:span text:style-name="T9">needs in order to iterate over the user state</text:span></text:p>
          <text:p text:style-name="P7"><text:span text:style-name="T9"/></text:p>
          <text:p text:style-name="P7"><text:span text:style-name="T9">3. Keeps information regarding the state </text:span></text:p>
          <text:p text:style-name="P7"><text:span text:style-name="T9">of error messages in the application</text:span></text:p>
          <text:p text:style-name="P7"><text:span text:style-name="T9"/></text:p>
          <text:p text:style-name="P7"><text:span text:style-name="T9">4. Keeps information regarding form fields </text:span></text:p>
          <text:p text:style-name="P7"><text:span text:style-name="T9">that are marked as wrongly populated</text:span></text:p>
          <text:p text:style-name="P7"><text:span text:style-name="T9"/></text:p>
          <text:p text:style-name="P7"><text:span text:style-name="T9">5. Keeps the functions necessary to handle the </text:span></text:p>
          <text:p text:style-name="P7"><text:span text:style-name="T9">States in points 3 and 4</text:span></text:p>
          <text:p text:style-name="P7"><text:span text:style-name="T9"/></text:p>
          <text:p text:style-name="P7"><text:span text:style-name="T9">6. The whole app has access to it</text:span></text:p>
          <draw:enhanced-geometry svg:viewBox="0 0 21600 21600" draw:type="rectangle" draw:enhanced-path="M 0 0 L 21600 0 21600 21600 0 21600 0 0 Z N"/>
        </draw:custom-shape>
        <draw:custom-shape draw:style-name="gr18" draw:text-style-name="P6" draw:layer="layout" svg:width="8.255cm" svg:height="8.255cm" svg:x="15.875cm" svg:y="4.745cm">
          <text:p text:style-name="P6"><text:span text:style-name="T14">Dashboard Context</text:span><text:span text:style-name="T15">:</text:span></text:p>
          <text:p text:style-name="P6"><text:span text:style-name="T8"/></text:p>
          <text:p text:style-name="P7"><text:span text:style-name="T9">1. Keeps information what type is the current</text:span></text:p>
          <text:p text:style-name="P7"><text:span text:style-name="T9">Dashboard – “user”, “admin”, “roles”, </text:span></text:p>
          <text:p text:style-name="P7"><text:span text:style-name="T9">“</text:span><text:span text:style-name="T9">statuses”, “workflows”, “subjects” as well as </text:span></text:p>
          <text:p text:style-name="P7"><text:span text:style-name="T9">the functions necessary to determine </text:span></text:p>
          <text:p text:style-name="P7"><text:span text:style-name="T9">and change the table structure based </text:span></text:p>
          <text:p text:style-name="P7"><text:span text:style-name="T9">on the dashboard type.</text:span></text:p>
          <text:p text:style-name="P7"><text:span text:style-name="T9"/></text:p>
          <text:p text:style-name="P7"><text:span text:style-name="T9">2. Keeps the function that process</text:span></text:p>
          <text:p text:style-name="P7"><text:span text:style-name="T9">the dashboard raw data from the server before </text:span></text:p>
          <text:p text:style-name="P7"><text:span text:style-name="T9">it is rendered</text:span></text:p>
          <text:p text:style-name="P7"><text:span text:style-name="T9"/></text:p>
          <text:p text:style-name="P7"><text:span text:style-name="T9">3. Keeps the necessary functions from </text:span></text:p>
          <text:p text:style-name="P7"><text:span text:style-name="T9">react-table that are responsible to prepare data</text:span></text:p>
          <text:p text:style-name="P7"><text:span text:style-name="T9">for rendering in the table</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Functionality explained - Dasboard</text:p>
          </draw:text-box>
        </draw:frame>
        <draw:frame presentation:style-name="pr5" draw:text-style-name="P1" draw:layer="layout" svg:width="26cm" svg:height="10cm" svg:x="1cm" svg:y="2.065cm" presentation:class="outline" presentation:user-transformed="true">
          <draw:text-box>
            <text:list text:style-name="L2">
              <text:list-header>
                <text:p><text:span text:style-name="T16"/></text:p>
              </text:list-header>
              <text:list-item>
                <text:p><text:span text:style-name="T16">In order user to register – first it has to be created by the Admin. The admin defines user’s role, </text:span><text:span text:style-name="T16">status – Active/Inactive and branch number.</text:span></text:p>
              </text:list-item>
              <text:list-item>
                <text:p><text:span text:style-name="T16">Upon successful login the user is redirected to the Dashboard page upon successful login. Where </text:span><text:span text:style-name="T16">all the pending tickets he/she is responsible to process are presented. </text:span></text:p>
              </text:list-item>
              <text:list-item>
                <text:p><text:span text:style-name="T16">The dashboard has:</text:span></text:p>
                <text:list>
                  <text:list-item>
                    <text:p><text:span text:style-name="T16">Search form – where the user can search via request to the server</text:span></text:p>
                  </text:list-item>
                  <text:list-item>
                    <text:p><text:span text:style-name="T16">Four buttons – where he can display his “Pending Applications”, “Delayed Applications”, </text:span><text:span text:style-name="T16">“Active Applications” and “All Applications”</text:span></text:p>
                  </text:list-item>
                  <text:list-item>
                    <text:p><text:span text:style-name="T16">Filter input – where he/she can type string that will filter out the data presented on the screen </text:span><text:span text:style-name="T16">(without request to the server)</text:span></text:p>
                  </text:list-item>
                  <text:list-item>
                    <text:p><text:span text:style-name="T16">Sort by each of the table headers</text:span></text:p>
                  </text:list-item>
                  <text:list-item>
                    <text:p><text:span text:style-name="T16">Extract info in excel – the data presented on the screen can be stored and downloaded in </text:span><text:span text:style-name="T16">excel file</text:span></text:p>
                  </text:list-item>
                </text:list>
                <text:p/>
                <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10"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Functionality explained-Details</text:p>
          </draw:text-box>
        </draw:frame>
        <draw:frame presentation:style-name="pr5" draw:text-style-name="P1" draw:layer="layout" svg:width="26cm" svg:height="10cm" svg:x="1cm" svg:y="3cm" presentation:class="outline" presentation:user-transformed="true">
          <draw:text-box>
            <text:list text:style-name="L2">
              <text:list-header>
                <text:p/>
              </text:list-header>
              <text:list-item>
                <text:p><text:span text:style-name="T16">When the user opens the request in the upper-left of the screen he/she sees the basic request status info.</text:span></text:p>
              </text:list-item>
              <text:list-item>
                <text:p><text:span text:style-name="T16">On the upper right screen the last comment is displayed.</text:span></text:p>
              </text:list-item>
              <text:list-item>
                <text:p><text:span text:style-name="T16">Below them - in the left information is presented from the bank's application that was retrieved when the request was initially created</text:span></text:p>
              </text:list-item>
              <text:list-item>
                <text:p><text:span text:style-name="T16">In the right – there is information regarding request Description</text:span></text:p>
              </text:list-item>
              <text:list-item>
                <text:p><text:span text:style-name="T16">In the center is the place where the actual user interaction happens:</text:span></text:p>
              </text:list-item>
              <text:list-item>
                <text:p><text:span text:style-name="T16">Select tag for new status choice and button “Смени статус”: Will be displayed if the application is pending application for the user. This means that the user role is equal to the role of the current status of the application. If this is the case in the select tag the possible statuses for choice (set as nextStatuses for the current status will appear). The user choose the status he wish the request to and press "Смени статус”</text:span></text:p>
                <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10"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Functionality explained-Details</text:p>
          </draw:text-box>
        </draw:frame>
        <draw:frame presentation:style-name="pr5" draw:text-style-name="P1" draw:layer="layout" svg:width="26cm" svg:height="10cm" svg:x="1cm" svg:y="3cm" presentation:class="outline" presentation:user-transformed="true">
          <draw:text-box>
            <text:list text:style-name="L2">
              <text:list-header>
                <text:p/>
              </text:list-header>
              <text:list-item>
                <text:p><text:span text:style-name="T16">Смени статус button will also be visible for the user if his role is set as Super User Role in the Workflow that is handling the request. In this case the user will see the nextStatuses for the current status, but will also be able to choose between all statuses for the respective workflow with role "Closed". He is able to directly close the request.</text:span></text:p>
              </text:list-item>
              <text:list-item>
                <text:p><text:span text:style-name="T16">Every “simple” user can write comment - no matter if the request is in his/her pending requests list or even if it is closed.</text:span></text:p>
              </text:list-item>
              <text:list-item>
                <text:p><text:span text:style-name="T16">The user is able to edit the request, only if one of the super user roles of the workflow of the request matches his role as user. The only information the user is allowed to edit in the request is a new deadline date and it is compulsory to add comment upon submiting the edit form.</text:span></text:p>
              </text:list-item>
              <text:list-item>
                <text:p><text:span text:style-name="T16">The users that are not set as “super users” for the workflow of the opened request will not see the “Промени данни” button</text:span></text:p>
                <text:p><text:span text:style-name="T16"/></text:p>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presentation:user-transformed="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Functionality explained-Create</text:p>
          </draw:text-box>
        </draw:frame>
        <draw:frame presentation:style-name="pr5" draw:text-style-name="P1" draw:layer="layout" svg:width="26cm" svg:height="10cm" svg:x="1cm" svg:y="3cm" presentation:class="outline" presentation:user-transformed="true">
          <draw:text-box>
            <text:list text:style-name="L2">
              <text:list-header>
                <text:p/>
              </text:list-header>
              <text:list-item>
                <text:p><text:span text:style-name="T16">User goes to create request's form by clicking "Създай заявка" in the navigation. The form that opens needs the following data:</text:span></text:p>
              </text:list-item>
              <text:list-item>
                <text:p><text:span text:style-name="T16">Iapply ID: The number of the application in the organizations's application's system. Upon Blur the app sends request to the server and data is automatically retrieved. If the respective Iapply Id is not found - an error message will be displayed. If succefull - all fields, except "Краен срок" and "Описание" will be fulfilled.</text:span></text:p>
              </text:list-item>
              <text:list-item>
                <text:p><text:span text:style-name="T16">"Краен срок" should be future date and "Описание" should be at least 15 chars long.</text:span></text:p>
              </text:list-item>
              <text:list-item>
                <text:p><text:span text:style-name="T16">From the Subject select field the user choses the Subject of the request that will actually set to which workflow the request is binded. The user will see only subjects that are connected to a workflow that has initial status with a role that is equal to the user role. If the user does not have at least one subject that is binded to a worklow with initial status that have a role equal to the role of the user - the select will be empty.</text:span></text:p>
                <text:p><text:span text:style-name="T16"/></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presentation:user-transformed="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Functionality explained-Admin Screen</text:p>
          </draw:text-box>
        </draw:frame>
        <draw:frame presentation:style-name="pr5" draw:text-style-name="P1" draw:layer="layout" svg:width="26cm" svg:height="10cm" svg:x="1cm" svg:y="3cm" presentation:class="outline" presentation:user-transformed="true">
          <draw:text-box>
            <text:list text:style-name="L2">
              <text:list-header>
                <text:p/>
              </text:list-header>
              <text:list-item>
                <text:p><text:span text:style-name="T16">The users with ‘Admin’ role see all users that are registered in the admin module.</text:span></text:p>
              </text:list-item>
              <text:list-item>
                <text:p><text:span text:style-name="T16"/></text:p>
              </text:list-item>
              <text:list-item>
                <text:p><text:span text:style-name="T16">They can create user – by clicking “Create User in the navigation”</text:span></text:p>
              </text:list-item>
              <text:list-item>
                <text:p><text:span text:style-name="T16"/></text:p>
              </text:list-item>
              <text:list-item>
                <text:p><text:span text:style-name="T16">By clicking “Покажи” anchor they see a form where all the details for the user are displayed from the server for the respective user. This information can be updated on the spot and saved on the server by clicking “Изпрати” button. Fields e-mail and user Id are locked in the HTML and cannot be changed.</text:span></text:p>
              </text:list-item>
            </text:list>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10" draw:layer="layout" svg:width="16.799cm" svg:height="13.364cm" svg:x="2.1cm" svg:y="14.107cm" presentation:class="notes" presentation:placeholder="true" presentation:user-transformed="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Functionality explained-Workflow Screen</text:p>
          </draw:text-box>
        </draw:frame>
        <draw:frame presentation:style-name="pr5" draw:text-style-name="P1" draw:layer="layout" svg:width="26cm" svg:height="10cm" svg:x="1cm" svg:y="3cm" presentation:class="outline" presentation:user-transformed="true">
          <draw:text-box>
            <text:list text:style-name="L2">
              <text:list-header>
                <text:p/>
              </text:list-header>
              <text:list-item>
                <text:p><text:span text:style-name="T16">The users with ‘Workflow’ role have additional navigation menu, where they can see already created roles, statuses, workflows and subjects.</text:span></text:p>
              </text:list-item>
              <text:list-item>
                <text:p><text:span text:style-name="T16">The option to create a new instance of the respective collection is also displayed – for example when clicking on “Roles” – “Create Role” anchor will be displayed, when clicking on “Statuses”, “Create Status” anchor will be displayed on the navigation menu. By clicking on the respective create anchor a form will be opened where new instance of the respective collection can be displayed</text:span></text:p>
              </text:list-item>
              <text:list-item>
                <text:p><text:span text:style-name="T16">By clicking “Покажи” anchor in a specific row in the table, the user will see a form where all the details for the instance are displayed from the server. This information can be updated on the spot and saved on the server by clicking “Изпрати” button. </text:span></text:p>
              </text:list-item>
            </text:list>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6" draw:text-style-name="P10" draw:layer="layout" svg:width="16.799cm" svg:height="13.364cm" svg:x="2.1cm" svg:y="14.107cm" presentation:class="notes" presentation:placeholder="true" presentation:user-transformed="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4" draw:text-style-name="P1" draw:layer="layout" svg:width="26cm" svg:height="1.328cm" svg:x="1cm" svg:y="0.5cm" presentation:class="title">
          <draw:text-box>
            <text:p text:style-name="P1">Functionality explained-Workflow Screen</text:p>
          </draw:text-box>
        </draw:frame>
        <draw:frame presentation:style-name="pr8" draw:text-style-name="P11" draw:layer="layout" svg:width="26cm" svg:height="10cm" svg:x="1cm" svg:y="3cm" presentation:class="outline" presentation:user-transformed="true">
          <draw:text-box>
            <text:list text:style-name="L2">
              <text:list-header>
                <text:p text:style-name="P5"><text:span text:style-name="T16">THANK YOU! </text:span></text:p>
              </text:list-header>
            </text:list>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6" draw:text-style-name="P10"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18T09:40:32.584183991</meta:creation-date>
    <meta:editing-duration>PT50M7S</meta:editing-duration>
    <meta:editing-cycles>3</meta:editing-cycles>
    <meta:generator>LibreOffice/7.3.7.2$Linux_X86_64 LibreOffice_project/30$Build-2</meta:generator>
    <dc:title>Blue Curve</dc:title>
    <dc:date>2023-12-18T19:40:15.606842702</dc:date>
    <meta:document-statistic meta:object-count="100"/>
  </office:meta>
</office:document-meta>
</file>